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nPiBcuGxB1OsLfal1Tq8eWQdMsklcr34IXcW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2:08:25.036629532</meta:creation-date>
    <dc:date>2022-01-12T12:08:43.710132745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7.2$Linux_X86_64 LibreOffice_project/40$Build-2</meta:generator>
  </office:meta>
</office:document-meta>
</file>